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21999587689695700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0674595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674620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678428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397439949763753540" text:style-name="L2">
        <text:list-item>
          <text:list>
            <text:list-item>
              <text:p text:style-name="P39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976416681982530081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533738145712362827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537263782810230926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2372819595659201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411036736199596357" text:style-name="L7">
        <text:list-item>
          <text:list>
            <text:list-header>
              <text:p text:style-name="P46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5618089260227883706" text:style-name="L8">
        <text:list-item>
          <text:list>
            <text:list-header>
              <text:p text:style-name="P47">1.5 miles on a treadmill averaging 9:00/mile</text:p>
              <text:p text:style-name="P42">Run:<text:span text:style-name="T3"> 5 x ½ mile on a treadmill with ¼ mile jogs before each run </text:span></text:p>
              <text:p text:style-name="P47">Times and pulses at the end of each run:</text:p>
            </text:list-header>
          </text:list>
        </text:list-item>
      </text:list>
      <text:p text:style-name="P3">4:00 (147), 3:56.8 (153), 3:53.8 (158), 3:50.8 (160), 3:45 (163)</text:p>
      <text:p text:style-name="P3">The ¼ mile jogs took about 3 minutes.</text:p>
      <text:p text:style-name="P4">Warm down:<text:span text:style-name="T3"> <text:s/>¼ mile jog</text:span></text:p>
      <text:p text:style-name="P3"/>
      <text:p text:style-name="P4"><text:span text:style-name="T3">Sun Feb 17, 2019 </text:span>5.05 miles<text:span text:style-name="T3"> <text:s text:c="2"/></text:span></text:p>
      <text:p text:style-name="P4">Warmup:<text:span text:style-name="T3"> <text:s/>½ mile to the Wise Center and rest a few minutes</text:span></text:p>
      <text:p text:style-name="P4">Run on the indoor track:<text:span text:style-name="T3"> <text:s/>2 miles, Splits: 9:36, 9:07 and rest 6 minutes</text:span></text:p>
      <text:p text:style-name="P4">Run on a treadmill:<text:span text:style-name="T3"> a 0.05 jog lead into a 2 mile run, Splits: 8:49, 7:55</text:span></text:p>
      <text:p text:style-name="P3">I started the second mile running at 8:08/mile and ended at 7:24/mile. </text:p>
      <text:p text:style-name="P3">My pulse rose to 157 bpm.</text:p>
      <text:p text:style-name="P4">Warm down:<text:span text:style-name="T3"> ½ mile at about 10:00/mile</text:span></text:p>
      <text:p text:style-name="P3"/>
      <text:p text:style-name="P4"><text:span text:style-name="T3">Mon Feb 18, 2019 </text:span>no running<text:span text:style-name="T3"> <text:s/></text:span></text:p>
      <text:p text:style-name="P3"/>
      <text:p text:style-name="P4"><text:span text:style-name="T3">Tues Feb 19, 2019 </text:span>5.9 miles<text:span text:style-name="T3"> <text:s/></text:span></text:p>
      <text:p text:style-name="P3">I ran on a Wise Center treadmill.</text:p>
      <text:p text:style-name="P4">Warmup:<text:span text:style-name="T3"> <text:s/>1.5 miles averaging 9:00/mile and a 4 minute rest</text:span></text:p>
      <text:p text:style-name="P4">Run:<text:span text:style-name="T3"> I ran a 4 mile 142 bpm test. <text:s/>(See Tues Dec 11, 2018)</text:span></text:p>
      <text:p text:style-name="P3">After a 0.1mile lead in, I ran 4 miles while keeping my heart rate at 142 bpm.</text:p>
      <text:p text:style-name="P3">Mile splits and pulses at the end of each mile:</text:p>
      <text:p text:style-name="P3">8:15 (142), 8:30 (142), 8:33 (142), 8:38 (143)</text:p>
      <text:p text:style-name="P3">Today my splits were slightly slower than in Amsterdam on Dec 30 <text:s/>and Jan 9, Jan 15.</text:p>
      <text:p text:style-name="P3">Also ½ mile pulses 3 days ago were higher than in Amsterdam <text:s/>on Dec 18,</text:p>
      <text:p text:style-name="P3">Either the treadmill calibrations were different or the fast running I have been doing lately has tired my some.</text:p>
      <text:p text:style-name="P3"/>
      <text:p text:style-name="P3">Wed Feb 20, 2019 <text:span text:style-name="T2">4.85 miles</text:span> <text:s/></text:p>
      <text:p text:style-name="P3">On a Wise Center treadmill:</text:p>
      <text:p text:style-name="P3"><text:span text:style-name="T2">Run: </text:span>4.5 miles including 4 mile run, Average pace for 4 mile run: 8:32/mi</text:p>
      <text:p text:style-name="P3">Splits for the run: 8:56, 8:44, 8:30, (4:09+3:49) = 7:58 </text:p>
      <text:p text:style-name="P3">Pace at end of run 7:14/mi, Pulse at end of 4 mile run 158 bpm</text:p>
      <text:p text:style-name="P3"><text:span text:style-name="T2">Warm down:</text:span> <text:s/>½ mile on treadmill in about 5 min and 0.35 mile jog outside</text:p>
      <text:p text:style-name="P3"/>
      <text:p text:style-name="P12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0T10:47:49.26</dc:date>
    <dc:creator>James  Lombardi</dc:creator>
    <meta:editing-duration>P7DT15H35M1S</meta:editing-duration>
    <meta:editing-cycles>681</meta:editing-cycles>
    <meta:generator>OpenOffice/4.1.2$Win32 OpenOffice.org_project/412m3$Build-9782</meta:generator>
    <meta:document-statistic meta:table-count="0" meta:image-count="0" meta:object-count="0" meta:page-count="20" meta:paragraph-count="549" meta:word-count="7004" meta:character-count="34909"/>
  </office:meta>
</office:document-meta>
</file>